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9cm"/>
    </style:style>
    <style:style style:name="gr10" style:family="graphic" style:parent-style-name="standard">
      <style:graphic-properties draw:stroke="none" svg:stroke-color="#000000" draw:fill="none" draw:fill-color="#ffffff" fo:min-height="1.3cm"/>
    </style:style>
    <style:style style:name="gr11" style:family="graphic" style:parent-style-name="standard">
      <style:graphic-properties draw:stroke="none" svg:stroke-color="#000000" draw:fill="none" draw:fill-color="#ffffff" fo:min-height="1.6cm"/>
    </style:style>
    <style:style style:name="gr12" style:family="graphic" style:parent-style-name="standard">
      <style:graphic-properties draw:stroke="none" svg:stroke-color="#000000" draw:fill="none" draw:fill-color="#ffffff" fo:min-height="3.2cm"/>
    </style:style>
    <style:style style:name="gr13" style:family="graphic" style:parent-style-name="standard">
      <style:graphic-properties draw:stroke="none" svg:stroke-color="#000000" draw:fill="none" draw:fill-color="#ffffff" fo:min-height="2.7cm"/>
    </style:style>
    <style:style style:name="gr14" style:family="graphic" style:parent-style-name="standard">
      <style:graphic-properties draw:stroke="none" svg:stroke-color="#000000" draw:fill="none" draw:fill-color="#ffffff" fo:min-height="9.1cm"/>
    </style:style>
    <style:style style:name="gr1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fo:min-height="0.033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666666" fo:font-size="40pt" style:font-size-asian="40pt" style:font-size-complex="40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666666" fo:font-size="40pt" style:font-size-asian="40pt" style:font-size-complex="4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582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6cm" svg:y1="4.5cm" svg:x2="22.6cm" svg:y2="4.5cm">
            <text:p/>
          </draw:line>
          <draw:g>
            <draw:custom-shape draw:style-name="gr3" draw:text-style-name="P1" draw:layer="layout" svg:width="1.9cm" svg:height="0.5cm" svg:x="20.3cm" svg:y="3.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0.9cm" svg:y1="4.2cm" svg:x2="20.9cm" svg:y2="3.7cm">
              <text:p/>
            </draw:line>
            <draw:line draw:style-name="gr2" draw:text-style-name="P1" draw:layer="layout" svg:x1="21.6cm" svg:y1="4.2cm" svg:x2="21.6cm" svg:y2="3.7cm">
              <text:p/>
            </draw:line>
          </draw:g>
          <draw:line draw:style-name="gr4" draw:text-style-name="P1" draw:layer="layout" svg:x1="21.7cm" svg:y1="3.8cm" svg:x2="22.1cm" svg:y2="4.1cm">
            <text:p/>
          </draw:line>
          <draw:line draw:style-name="gr4" draw:text-style-name="P1" draw:layer="layout" svg:x1="21.7cm" svg:y1="4.1cm" svg:x2="22.1cm" svg:y2="3.8cm">
            <text:p/>
          </draw:line>
          <draw:line draw:style-name="gr5" draw:text-style-name="P1" draw:layer="layout" svg:x1="20.4cm" svg:y1="4.1cm" svg:x2="20.8cm" svg:y2="4.1cm">
            <text:p/>
          </draw:line>
          <draw:custom-shape draw:style-name="gr6" draw:text-style-name="P1" draw:layer="layout" svg:width="0.5cm" svg:height="0.3cm" svg:x="21cm" svg:y="3.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8cm" svg:y="3.8cm">
            <draw:text-box>
              <text:p><text:span text:style-name="T1">Main System Interface </text:span></text:p>
            </draw:text-box>
          </draw:frame>
        </draw:g>
        <draw:g>
          <draw:line draw:style-name="gr8" draw:text-style-name="P1" draw:layer="layout" svg:x1="11.6cm" svg:y1="6.55cm" svg:x2="11.6cm" svg:y2="15.55cm">
            <text:p/>
          </draw:line>
          <draw:frame draw:style-name="gr9" draw:text-style-name="P3" draw:layer="layout" svg:width="5.1cm" svg:height="2.15cm" svg:x="7.8cm" svg:y="14.15cm">
            <draw:text-box>
              <text:p text:style-name="P3"><text:span text:style-name="T2">Member</text:span></text:p>
            </draw:text-box>
          </draw:frame>
          <draw:line draw:style-name="gr8" draw:text-style-name="P1" draw:layer="layout" svg:x1="7.6cm" svg:y1="8.35cm" svg:x2="11.6cm" svg:y2="8.35cm">
            <text:p/>
          </draw:line>
          <draw:line draw:style-name="gr8" draw:text-style-name="P1" draw:layer="layout" svg:x1="7.6cm" svg:y1="10.15cm" svg:x2="11.6cm" svg:y2="10.15cm">
            <text:p/>
          </draw:line>
          <draw:frame draw:style-name="gr10" draw:text-style-name="P3" draw:layer="layout" svg:width="5.3cm" svg:height="1.55cm" svg:x="7.8cm" svg:y="12.35cm">
            <draw:text-box>
              <text:p text:style-name="P3"><text:span text:style-name="T2">Employee</text:span></text:p>
            </draw:text-box>
          </draw:frame>
          <draw:line draw:style-name="gr8" draw:text-style-name="P1" draw:layer="layout" svg:x1="7.6cm" svg:y1="11.95cm" svg:x2="11.6cm" svg:y2="11.95cm">
            <text:p/>
          </draw:line>
          <draw:frame draw:style-name="gr11" draw:text-style-name="P3" draw:layer="layout" svg:width="4.4cm" svg:height="1.85cm" svg:x="7.8cm" svg:y="6.95cm">
            <draw:text-box>
              <text:p text:style-name="P3"><text:span text:style-name="T2">Product</text:span></text:p>
            </draw:text-box>
          </draw:frame>
          <draw:line draw:style-name="gr8" draw:text-style-name="P1" draw:layer="layout" svg:x1="7.6cm" svg:y1="13.75cm" svg:x2="11.6cm" svg:y2="13.75cm">
            <text:p/>
          </draw:line>
          <draw:frame draw:style-name="gr12" draw:layer="layout" svg:width="4.2cm" svg:height="3.45cm" svg:x="7.8cm" svg:y="10.65cm">
            <draw:text-box>
              <text:p>Order</text:p>
            </draw:text-box>
          </draw:frame>
          <draw:line draw:style-name="gr8" draw:text-style-name="P1" draw:layer="layout" svg:x1="7.6cm" svg:y1="15.55cm" svg:x2="11.6cm" svg:y2="15.55cm">
            <text:p/>
          </draw:line>
          <draw:frame draw:style-name="gr13" draw:layer="layout" svg:width="2.3cm" svg:height="2.95cm" svg:x="7.8cm" svg:y="8.75cm">
            <draw:text-box>
              <text:p>Stock</text:p>
            </draw:text-box>
          </draw:frame>
          <draw:line draw:style-name="gr8" draw:text-style-name="P1" draw:layer="layout" svg:x1="7.6cm" svg:y1="6.55cm" svg:x2="11.6cm" svg:y2="6.55cm">
            <text:p/>
          </draw:line>
        </draw:g>
        <draw:frame draw:style-name="gr14" draw:text-style-name="P4" draw:layer="layout" svg:width="9cm" svg:height="9.35cm" svg:x="12.7cm" svg:y="8.5cm">
          <draw:text-box>
            <text:p text:style-name="P4"><text:span text:style-name="T3">Background</text:span></text:p>
            <text:p text:style-name="P4"><text:span text:style-name="T3"><text:s/></text:span><text:span text:style-name="T3">Image</text:span></text:p>
          </draw:text-box>
        </draw:frame>
        <draw:g>
          <draw:line draw:style-name="gr15" draw:text-style-name="P1" draw:layer="layout" svg:x1="7.6cm" svg:y1="5.097cm" svg:x2="22.6cm" svg:y2="5.097cm">
            <text:p/>
          </draw:line>
          <draw:frame draw:style-name="gr16" draw:text-style-name="P5" draw:layer="layout" svg:width="4cm" svg:height="0.733cm" svg:x="7.9cm" svg:y="4.464cm">
            <draw:text-box>
              <text:p text:style-name="P5"><text:span text:style-name="T4">Product</text:span></text:p>
            </draw:text-box>
          </draw:frame>
          <draw:line draw:style-name="gr15" draw:text-style-name="P1" draw:layer="layout" svg:x1="10cm" svg:y1="4.497cm" svg:x2="10cm" svg:y2="5.097cm">
            <text:p/>
          </draw:line>
          <draw:line draw:style-name="gr15" draw:text-style-name="P1" draw:layer="layout" svg:x1="12.1cm" svg:y1="4.497cm" svg:x2="12.1cm" svg:y2="5.097cm">
            <text:p/>
          </draw:line>
          <draw:frame draw:style-name="gr17" draw:text-style-name="P5" draw:layer="layout" svg:width="4cm" svg:height="0.733cm" svg:x="10.3cm" svg:y="4.465cm">
            <draw:text-box>
              <text:p text:style-name="P5"><text:span text:style-name="T4">Stock</text:span></text:p>
            </draw:text-box>
          </draw:frame>
          <draw:line draw:style-name="gr18" draw:text-style-name="P1" draw:layer="layout" svg:x1="14.4cm" svg:y1="4.497cm" svg:x2="14.4cm" svg:y2="5.097cm">
            <text:p text:style-name="P1"/>
          </draw:line>
          <draw:frame draw:style-name="gr17" draw:text-style-name="P5" draw:layer="layout" svg:width="4cm" svg:height="0.733cm" svg:x="12.4cm" svg:y="4.466cm">
            <draw:text-box>
              <text:p text:style-name="P5"><text:span text:style-name="T4">Order</text:span></text:p>
            </draw:text-box>
          </draw:frame>
          <draw:line draw:style-name="gr15" draw:text-style-name="P1" draw:layer="layout" svg:x1="17.1cm" svg:y1="4.497cm" svg:x2="17.1cm" svg:y2="5.097cm">
            <text:p/>
          </draw:line>
          <draw:frame draw:style-name="gr17" draw:text-style-name="P5" draw:layer="layout" svg:width="4cm" svg:height="0.733cm" svg:x="14.6cm" svg:y="4.467cm">
            <draw:text-box>
              <text:p text:style-name="P5"><text:span text:style-name="T4">Employee</text:span></text:p>
            </draw:text-box>
          </draw:frame>
          <draw:line draw:style-name="gr15" draw:text-style-name="P1" draw:layer="layout" svg:x1="19.9cm" svg:y1="4.497cm" svg:x2="19.9cm" svg:y2="5.097cm">
            <text:p/>
          </draw:line>
          <draw:frame draw:style-name="gr17" draw:text-style-name="P5" draw:layer="layout" svg:width="4cm" svg:height="0.733cm" svg:x="17.5cm" svg:y="4.467cm">
            <draw:text-box>
              <text:p text:style-name="P5"><text:span text:style-name="T4">Member</text:span></text:p>
            </draw:text-box>
          </draw:frame>
          <draw:frame draw:style-name="gr17" draw:text-style-name="P5" draw:layer="layout" svg:width="4cm" svg:height="0.733cm" svg:x="20.3cm" svg:y="4.47cm">
            <draw:text-box>
              <text:p text:style-name="P5"><text:span text:style-name="T4">Hel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3T12:14:28.796000000</dc:date>
    <meta:editing-duration>PT6M20S</meta:editing-duration>
    <meta:editing-cycles>2</meta:editing-cycles>
    <meta:generator>LibreOffice/4.2.5.2$Windows_x86 LibreOffice_project/61cb170a04bb1f12e77c884eab9192be736ec5f5</meta:generator>
    <meta:document-statistic meta:object-count="39"/>
  </office:meta>
</office:document-meta>
</file>